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2812" officeooo:paragraph-rsid="00142812"/>
    </style:style>
    <style:style style:name="P2" style:family="paragraph" style:parent-style-name="Standard">
      <style:text-properties style:font-name="Arial" officeooo:rsid="00142812" officeooo:paragraph-rsid="00142812"/>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42812" officeooo:paragraph-rsid="00142812" fo:background-color="#ff3333" style:font-size-asian="14pt" style:font-weight-asian="bold" style:font-size-complex="14pt" style:font-weight-complex="bold"/>
    </style:style>
    <style:style style:name="P4" style:family="paragraph" style:parent-style-name="Standard">
      <style:text-properties style:font-name="Arial" officeooo:rsid="0017c48c" officeooo:paragraph-rsid="0017c48c"/>
    </style:style>
    <style:style style:name="P5" style:family="paragraph" style:parent-style-name="Standard">
      <style:text-properties style:font-name="Arial" fo:font-weight="bold" officeooo:rsid="00142812" officeooo:paragraph-rsid="00142812" style:font-weight-asian="bold" style:font-weight-complex="bold"/>
    </style:style>
    <style:style style:name="P6" style:family="paragraph" style:parent-style-name="Standard">
      <style:text-properties style:font-name="Arial" fo:font-weight="normal" officeooo:rsid="00196da9" officeooo:paragraph-rsid="00142812" style:font-weight-asian="normal" style:font-weight-complex="normal"/>
    </style:style>
    <style:style style:name="P7" style:family="paragraph" style:parent-style-name="Standard">
      <style:text-properties style:font-name="Arial" fo:font-weight="normal" officeooo:rsid="0019847c" officeooo:paragraph-rsid="00142812" style:font-weight-asian="normal" style:font-weight-complex="normal"/>
    </style:style>
    <style:style style:name="P8" style:family="paragraph" style:parent-style-name="Standard">
      <style:text-properties style:font-name="Arial" fo:font-weight="normal" officeooo:rsid="00142812" officeooo:paragraph-rsid="00142812" style:font-weight-asian="normal" style:font-weight-complex="normal"/>
    </style:style>
    <style:style style:name="P9" style:family="paragraph" style:parent-style-name="Standard">
      <style:text-properties style:font-name="Arial" fo:font-weight="normal" officeooo:rsid="00142812" officeooo:paragraph-rsid="001ce2ef" style:font-weight-asian="normal" style:font-weight-complex="normal"/>
    </style:style>
    <style:style style:name="P10" style:family="paragraph" style:parent-style-name="Standard">
      <style:text-properties style:font-name="Arial" fo:font-weight="normal" officeooo:rsid="00142812" officeooo:paragraph-rsid="001d1bb6" style:font-weight-asian="normal" style:font-weight-complex="normal"/>
    </style:style>
    <style:style style:name="P11" style:family="paragraph" style:parent-style-name="Standard">
      <style:text-properties style:font-name="Arial" fo:font-weight="normal" officeooo:rsid="001ce2ef" officeooo:paragraph-rsid="001ce2ef" style:font-weight-asian="normal" style:font-weight-complex="normal"/>
    </style:style>
    <style:style style:name="P12" style:family="paragraph" style:parent-style-name="Standard">
      <style:text-properties style:text-position="0% 100%" style:font-name="Arial" officeooo:rsid="0017c48c" officeooo:paragraph-rsid="0017c48c"/>
    </style:style>
    <style:style style:name="P13" style:family="paragraph" style:parent-style-name="Standard">
      <style:text-properties officeooo:paragraph-rsid="00142812"/>
    </style:style>
    <style:style style:name="P14" style:family="paragraph" style:parent-style-name="Standard">
      <style:text-properties style:font-name="Arial" fo:font-weight="bold" officeooo:rsid="00142812" officeooo:paragraph-rsid="00142812" style:font-weight-asian="bold" style:font-weight-complex="bold"/>
    </style:style>
    <style:style style:name="P15" style:family="paragraph" style:parent-style-name="Standard">
      <style:text-properties officeooo:paragraph-rsid="00142812"/>
    </style:style>
    <style:style style:name="T1" style:family="text">
      <style:text-properties officeooo:rsid="0015db2b"/>
    </style:style>
    <style:style style:name="T2" style:family="text">
      <style:text-properties officeooo:rsid="0017c48c"/>
    </style:style>
    <style:style style:name="T3" style:family="text">
      <style:text-properties style:text-position="super 58%" officeooo:rsid="0017c48c"/>
    </style:style>
    <style:style style:name="T4" style:family="text">
      <style:text-properties style:text-position="super 58%" officeooo:rsid="00180544"/>
    </style:style>
    <style:style style:name="T5" style:family="text">
      <style:text-properties style:text-position="0% 100%"/>
    </style:style>
    <style:style style:name="T6" style:family="text">
      <style:text-properties style:text-position="0% 100%" officeooo:rsid="0017c48c"/>
    </style:style>
    <style:style style:name="T7" style:family="text">
      <style:text-properties style:text-position="0% 100%" officeooo:rsid="00180544"/>
    </style:style>
    <style:style style:name="T8" style:family="text">
      <style:text-properties fo:font-weight="normal" officeooo:rsid="00180544" style:font-weight-asian="normal" style:font-weight-complex="normal"/>
    </style:style>
    <style:style style:name="T9" style:family="text">
      <style:text-properties fo:font-weight="normal" officeooo:rsid="00196da9" style:font-weight-asian="normal" style:font-weight-complex="normal"/>
    </style:style>
    <style:style style:name="T10" style:family="text">
      <style:text-properties fo:font-weight="normal" officeooo:rsid="0019847c" style:font-weight-asian="normal" style:font-weight-complex="normal"/>
    </style:style>
    <style:style style:name="T11" style:family="text">
      <style:text-properties fo:font-weight="normal" officeooo:rsid="001b717f" style:font-weight-asian="normal" style:font-weight-complex="normal"/>
    </style:style>
    <style:style style:name="T12" style:family="text">
      <style:text-properties fo:font-weight="normal" officeooo:rsid="001ce2ef" style:font-weight-asian="normal" style:font-weight-complex="normal"/>
    </style:style>
    <style:style style:name="T13" style:family="text">
      <style:text-properties fo:font-weight="normal" officeooo:rsid="001e08db" style:font-weight-asian="normal" style:font-weight-complex="normal"/>
    </style:style>
    <style:style style:name="T14" style:family="text">
      <style:text-properties fo:font-weight="normal" officeooo:rsid="002287d2" style:font-weight-asian="normal" style:font-weight-complex="normal"/>
    </style:style>
    <style:style style:name="T15" style:family="text">
      <style:text-properties fo:font-weight="normal" officeooo:rsid="0022a0a6" style:font-weight-asian="normal" style:font-weight-complex="normal"/>
    </style:style>
    <style:style style:name="T16" style:family="text">
      <style:text-properties fo:font-weight="normal" officeooo:rsid="002315f9" style:font-weight-asian="normal" style:font-weight-complex="normal"/>
    </style:style>
    <style:style style:name="T17" style:family="text">
      <style:text-properties style:font-name="Arial" fo:font-weight="bold" officeooo:rsid="00142812" style:font-weight-asian="bold" style:font-weight-complex="bold"/>
    </style:style>
    <style:style style:name="T18" style:family="text">
      <style:text-properties style:font-name="Arial" fo:font-weight="normal" officeooo:rsid="001ce2ef" style:font-weight-asian="normal" style:font-weight-complex="normal"/>
    </style:style>
    <style:style style:name="T19" style:family="text">
      <style:text-properties style:font-name="Arial" fo:font-weight="normal" officeooo:rsid="001fddcd" style:font-weight-asian="normal" style:font-weight-complex="normal"/>
    </style:style>
    <style:style style:name="T20" style:family="text">
      <style:text-properties style:font-name="Arial" fo:font-weight="normal" officeooo:rsid="0021cd47" style:font-weight-asian="normal" style:font-weight-complex="normal"/>
    </style:style>
    <style:style style:name="T21" style:family="text">
      <style:text-properties style:font-name="Arial" fo:font-weight="normal" officeooo:rsid="00202bdc" style:font-weight-asian="normal" style:font-weight-complex="normal"/>
    </style:style>
    <style:style style:name="T22" style:family="text">
      <style:text-properties style:font-name="Arial" fo:font-weight="normal" officeooo:rsid="002287d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AT T8 EL DRET LABORAL</text:p>
      <text:p text:style-name="P1"/>
      <text:p text:style-name="P5">1.- En una empresa familiar l'amo ha anat contractant diversos familiars: al seu cònjuge, a les seues dues filles, al seu nebot i a la seua sogra. </text:p>
      <text:p text:style-name="P5">a) Quin grau de parentiu tenen aquests familiars?</text:p>
      <text:p text:style-name="P2"><text:tab/>-<text:span text:style-name="T2">1</text:span><text:span text:style-name="T3">r</text:span><text:span text:style-name="T6"> grau: C</text:span><text:span text:style-name="T7">ò</text:span><text:span text:style-name="T6">njuge, les dues filles, sogra</text:span></text:p>
      <text:p text:style-name="P4"><text:span text:style-name="T5"><text:tab/>-</text:span><text:span text:style-name="T7">3</text:span><text:span text:style-name="T4">r</text:span><text:span text:style-name="T5"> grau: Nebot</text:span></text:p>
      <text:p text:style-name="P12"/>
      <text:p text:style-name="P5">b) Si l'amo conviu amb el seu cònjuge i les seues dues filles té una relació laboral amb elles?, i amb el seu nebot i la seua sogra?.</text:p>
      <text:p text:style-name="P5"><text:tab/><text:span text:style-name="T8">En el cas que conviu amb el seu cònjuge i les seues dues filles, no té una relació <text:tab/>labor</text:span><text:span text:style-name="T9">al.</text:span></text:p>
      <text:p text:style-name="P6"/>
      <text:p text:style-name="P6"><text:tab/>En el cas del nebot i la sogra si que té una relació laboral.</text:p>
      <text:p text:style-name="P5"/>
      <text:p text:style-name="P5">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5">a) Informàtic que treballa com a autònom per a una fàbrica de mobles.</text:p>
      <text:p text:style-name="P5"><text:tab/><text:span text:style-name="T10">Per compte d’altri: es treballa per una altra persona a la qual es cedeix el fruit del <text:tab/>treball cobrant a canvi un salari. A més es el propietari dels mitjans productius</text:span></text:p>
      <text:p text:style-name="P7"/>
      <text:p text:style-name="P5">b) Membre d'una mesa electoral.</text:p>
      <text:p text:style-name="P5"><text:tab/><text:span text:style-name="T10">Dependència: l’empresari és el que ordena quan, on i com ha de realitzar-se el <text:tab/>treball. El treballador es subordina aquestes ordres de l’empresari i, per tant depèn <text:tab/>d’ell per realitzar la faena</text:span></text:p>
      <text:p text:style-name="P5">c) Voluntari en una ONG.</text:p>
      <text:p text:style-name="P5"><text:tab/><text:span text:style-name="T11">Voluntarietat: El treballador es lliure per treballar per una persona o una altra i pren <text:tab/>la decisió de posar fi a la relació laboral en qualsevol moment. Acord voluntari.</text:span></text:p>
      <text:p text:style-name="P5"/>
      <text:p text:style-name="P5">3.- Indica si les següents afirmacions són vertaderes o falses: </text:p>
      <text:p text:style-name="P5"/>
      <text:p text:style-name="P5">a) El Reial decret-Legislatiu ho elaboren les Corts Generals o poder legislatiu.</text:p>
      <text:p text:style-name="P13"><text:span text:style-name="T17"><text:tab/></text:span><text:span text:style-name="T18">Fals</text:span></text:p>
      <text:p text:style-name="P5">b) Les Directives són normes de la *OIT (Organització Internacional del Treball).</text:p>
      <text:p text:style-name="P5"><text:tab/><text:span text:style-name="T12">Falsa</text:span></text:p>
      <text:p text:style-name="P5">c) El Conveni Col·lectiu és un acord entre representants dels treballadors i representants dels empresaris.</text:p>
      <text:p text:style-name="P5"><text:tab/><text:span text:style-name="T12">Vertadera</text:span></text:p>
      <text:p text:style-name="P5">d) Les Lleis Orgàniques regulen els drets fonamentals recollits en la Constitució.</text:p>
      <text:p text:style-name="P5"><text:tab/><text:span text:style-name="T12">Vertadera</text:span></text:p>
      <text:p text:style-name="P5">e) L'Estatut dels Treballadors és una norma amb forma de Reial decret-Legislatiu.</text:p>
      <text:p text:style-name="P5"><text:tab/><text:span text:style-name="T12">Vertader</text:span></text:p>
      <text:p text:style-name="P5"/>
      <text:p text:style-name="P5">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5"/>
      <text:p text:style-name="P11"><text:soft-page-break/>L’actuació de l’empresa no es correcta, ja que estan violant un dret de l’Estatut dels Treballadors. Per tant, aquest document no es vàlid</text:p>
      <text:p text:style-name="P5"/>
      <text:p text:style-name="P5">5.- Ordena conforme al principi de jerarquia normativa les següents normes:</text:p>
      <text:p text:style-name="P10">- Directiva 89/391 - Directiva marc sobre salut i seguretat en el treball, de 12 de juny de 1989, relativa a l'aplicació de mesures per a promoure la millora de la seguretat i de la salut dels treballadors en el treball («Directiva marc»).</text:p>
      <text:p text:style-name="P9">- Constitució Espanyola.</text:p>
      <text:p text:style-name="P9">- Conveni Col·lectiu Provincial d'Oficines i Despatxos de la província d'Alacant.</text:p>
      <text:p text:style-name="P10">- Reial decret-Legislatiu 2/2015 pel qual s'aprova el text refós de l'Estatut dels Treballadors.</text:p>
      <text:p text:style-name="P9">- Conveni núm. 171 de la *OIT sobre treball nocturn.</text:p>
      <text:p text:style-name="P9">- Reial decret llei 16/2014, de 19 de desembre, pel qual es regula el Programa d'Activació per a l'Ocupació.</text:p>
      <text:p text:style-name="P8">- Llei 31/1995 de Prevenció de Riscos Laborals.</text:p>
      <text:p text:style-name="P9">- Llei orgànica 11/1985, de 2 d'agost, de Llibertat Sindical.</text:p>
      <text:p text:style-name="P9">-Decret 1006/1985 de 26 de juny, pel qual es regula la relació laboral especial dels esportistes professionals.</text:p>
      <text:p text:style-name="P8">- Contracte de treball</text:p>
      <text:p text:style-name="P5"/>
      <text:p text:style-name="P5">6.- Mireia és representant d'una determinada marca de calçat el producte del qual <text:span text:style-name="T1">ven</text:span>.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5"><text:tab/><text:span text:style-name="T13">Relació laboral exclosa. Per la següent llei: Els qui intervinguen en operacions <text:tab/>mercantils, per compte d'un o més empresaris sense assumir el risc i ventura <text:tab/>d'aquelles. És a dir, comercials amb un sou fix.</text:span></text:p>
      <text:p text:style-name="P5"/>
      <text:p text:style-name="P5">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text:p>
      <text:p text:style-name="P13"><text:span text:style-name="T17"><text:tab/></text:span><text:span text:style-name="T20">S’ha d’aplicar </text:span><text:span text:style-name="T22">el conveni labora</text:span></text:p>
      <text:p text:style-name="P13"><text:span text:style-name="T17"><text:tab/></text:span><text:span text:style-name="T19">S’ha aplicat </text:span><text:span text:style-name="T22">la norma mes favorable</text:span><text:span text:style-name="T19">.</text:span></text:p>
      <text:p text:style-name="P5"/>
      <text:p text:style-name="P5">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5">a) Realitza un esquema que reflectisca les normes que apareixen en el cas, ordenades jeràrquicament.</text:p>
      <text:p text:style-name="P13"><text:span text:style-name="T17"><text:tab/></text:span><text:span text:style-name="T22">Estatut dels treballadors, conveni col·lectiu, contractes</text:span><text:span text:style-name="T21"> </text:span></text:p>
      <text:p text:style-name="P5"><text:tab/></text:p>
      <text:p text:style-name="P5">b) Assenyala si alguna de les mesures que desitja implantar l'empresa incompleix la jerarquia normativa.</text:p>
      <text:p text:style-name="P5"><text:soft-page-break/><text:tab/><text:span text:style-name="T14">Si incompleixen la jerarquia normativa, per exemple. El contracte fa que cobren <text:tab/>menys del fixat en l’estatut dels treballadors, i cobraran menys del fixat en el <text:tab/> <text:tab/>conveni.</text:span></text:p>
      <text:p text:style-name="P5">9.- Indica si en les següents situacions s'està vulnerant algun dret dels treballadors i indica quin, en el seu cas: </text:p>
      <text:p text:style-name="P5">a) Una treballadora sol·licita un permís per a realitzar l'examen de conduir i l'empresa li ho denega al·legant que com no es tracta d'una titulació acadèmica no té dret al permís.</text:p>
      <text:p text:style-name="P5"><text:tab/><text:span text:style-name="T15">S’està vulnerant el dret a la promoció i formació professional en el treball.</text:span></text:p>
      <text:p text:style-name="P5"><text:span text:style-name="T15"/></text:p>
      <text:p text:style-name="P5">b) Una treballadora a la qual l'empresa obliga a portar sabata de taló com a part de l'uniforme, quan els seus companys homes utilitzen sabata plana.</text:p>
      <text:p text:style-name="P5"><text:tab/><text:span text:style-name="T15">S’està vulnerant el dret a no ser discriminats (en aquest cas per raó de sexe).</text:span></text:p>
      <text:p text:style-name="P5"><text:span text:style-name="T15"/></text:p>
      <text:p text:style-name="P5">c) Una treballadora que està estudiant un Cicle Formatiu al mateix temps que treballa, sol·licita un permís per a realitzar exàmens i l'empresa li ho denega al·legant que aqueix dia no poden prescindir d'ella.</text:p>
      <text:p text:style-name="P5"><text:tab/><text:span text:style-name="T15">No es vulnera cap dret.</text:span></text:p>
      <text:p text:style-name="P5"><text:span text:style-name="T15"/></text:p>
      <text:p text:style-name="P5">d) Una treballadora que està estudiant un Cicle Formatiu al mateix temps que treballa, i que treballa als matins i a les vesprades, sol·licita treballar únicament de matins per a poder anar a classe. L'empresa li ho denega perquè no es treballa a torns.</text:p>
      <text:p text:style-name="P5"><text:tab/><text:span text:style-name="T15">No es vulnera cap dret.</text:span></text:p>
      <text:p text:style-name="P5"><text:span text:style-name="T15"/></text:p>
      <text:p text:style-name="P5">e) A una treballadora no li assignen tasques amb la finalitat que s'avorrisca i abandone l'empresa voluntàriament.</text:p>
      <text:p text:style-name="P5"><text:tab/><text:span text:style-name="T15">Es vulner el dret a l’ocupació efectiva.</text:span></text:p>
      <text:p text:style-name="P5"><text:span text:style-name="T15"/></text:p>
      <text:p text:style-name="P5">10.- En una empresa s'estan donant les següents situacions: </text:p>
      <text:p text:style-name="P5">- Els directius sospiten que alguns empleats passen molt temps en internet en pàgines no relacionades amb el treball i es plantegen implantar algun sistema de vigilància sobre els treballadors.</text:p>
      <text:p text:style-name="P5">- Últimament estan desapareixent alguns objectes personals dels treballadors i s'està plantejant realitzar registres als treballadors.</text:p>
      <text:p text:style-name="P5"/>
      <text:p text:style-name="P5">a) Pot l'empresa instal·lar cambres d'imatge i so, per què?. Què es requereix per a instal·lar càmeres de videovigilància?. I si l'empresa vol revisar els ordinadors dels treballadors quins requisits ha de complir?.</text:p>
      <text:p text:style-name="P5"><text:tab/><text:span text:style-name="T16">En principi l’empresa no pot instal·lar cambres d’imatge i so, pel dret al respecte a <text:tab/>la seva intimitat i consideració deguda a la dignitat.</text:span></text:p>
      <text:p text:style-name="P5"><text:span text:style-name="T16"><text:tab/>Per instal·lar càmeres de videovigilància es requeriria el permís dels treballadors.</text:span></text:p>
      <text:p text:style-name="P5"/>
      <text:p text:style-name="P5">b) Pot l'empresa realitzar registres en els treballadors, les seues taquilles o els seus efectes personals?, en quins casos?. Quins requisits ha de complir el registre?.</text:p>
      <text:p text:style-name="P5"><text:tab/><text:span text:style-name="T16">Només en el cas que el registre sigui necessari per protegir el patrimoni de <text:tab/>l’empresa o el registre s’ha de fer dins el centre de treball o el registre s’ha de fer <text:tab/>en hores de treball o la presencia d’un representant dels treballadors o bé d’un altre <text:tab/>treballador</text:span></text:p>
      <text:p text:style-name="P5">11.- Juan ha sigut acomiadat per l'empresa per a la qual treballa per motius disciplinaris. Ell no està d'acord, per la qual cosa pensa demandar a l'empresa: </text:p>
      <text:p text:style-name="P5"/>
      <text:p text:style-name="P5"><text:soft-page-break/>a) Quin és el primer Jutjat o Tribunal davant el qual ha d'interposar la demanda Juan?</text:p>
      <text:p text:style-name="P5">b) Si vol reclamar la sentència a on ha d'acudir?</text:p>
      <text:p text:style-name="P5">c) I si vol reclamar també aquesta segona sentència on ha de reclamar?</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1:41:40.085285966</meta:creation-date>
    <dc:date>2022-02-08T17:06:52.892926252</dc:date>
    <meta:editing-duration>PT49M4S</meta:editing-duration>
    <meta:editing-cycles>9</meta:editing-cycles>
    <meta:generator>LibreOffice/6.4.7.2$Linux_X86_64 LibreOffice_project/40$Build-2</meta:generator>
    <meta:document-statistic meta:table-count="0" meta:image-count="0" meta:object-count="0" meta:page-count="4" meta:paragraph-count="73" meta:word-count="1385" meta:character-count="8439" meta:non-whitespace-character-count="7075"/>
  </office:meta>
</office:document-meta>
</file>